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3083in"/>
    </style:style>
    <style:style style:name="Table1.C" style:family="table-column">
      <style:table-column-properties style:column-width="2.3104in"/>
    </style:style>
    <style:style style:name="Table1.A1" style:family="table-cell">
      <style:table-cell-properties fo:padding="0.0382in" fo:border-left="0.05pt solid #000000" fo:border-right="none" fo:border-top="0.05pt solid #000000" fo:border-bottom="none"/>
    </style:style>
    <style:style style:name="Table1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9450e" officeooo:paragraph-rsid="0009450e"/>
    </style:style>
    <style:style style:name="P2" style:family="paragraph" style:parent-style-name="Table_20_Contents">
      <style:text-properties officeooo:rsid="000c7dfa" officeooo:paragraph-rsid="000c7dfa"/>
    </style:style>
    <style:style style:name="P3" style:family="paragraph" style:parent-style-name="Table_20_Contents">
      <style:text-properties officeooo:rsid="000c7dfa" officeooo:paragraph-rsid="001e2ac8"/>
    </style:style>
    <style:style style:name="P4" style:family="paragraph" style:parent-style-name="Table_20_Contents">
      <style:text-properties officeooo:rsid="000c7dfa" officeooo:paragraph-rsid="001f598e"/>
    </style:style>
    <style:style style:name="P5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09450e"/>
    </style:style>
    <style:style style:name="T2" style:family="text">
      <style:text-properties officeooo:rsid="0014d61a"/>
    </style:style>
    <style:style style:name="T3" style:family="text">
      <style:text-properties officeooo:rsid="001c7d6a"/>
    </style:style>
    <style:style style:name="T4" style:family="text">
      <style:text-properties officeooo:rsid="0021bff0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variable-decls>
        <text:variable-decl office:value-type="string" text:name="systemNa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wer System: <text:text-input text:description="systemName">systemName</text:text-input>.<text:text-input text:description="systemName"/></text:p>
      <text:p text:style-name="P1"><text:text-input text:description=""/></text:p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2">From</text:p>
          </table:table-cell>
          <table:table-cell table:style-name="Table1.A1" office:value-type="string">
            <text:p text:style-name="P2">To</text:p>
          </table:table-cell>
          <table:table-cell table:style-name="Table1.C1" office:value-type="string">
            <text:p text:style-name="P2">Length <text:span text:style-name="T4">(ft)</text:span></text:p>
          </table:table-cell>
        </table:table-row>
        <table:table-row>
          <table:table-cell table:style-name="Table1.A2" office:value-type="string">
            <text:p text:style-name="P3"><office:annotation office:name="__Annotation__2722_2977325241"><dc:creator>Unknown Author</dc:creator><dc:date>2018-06-03T15:11:12.278000000</dc:date><text:p text:style-name="P5"><text:span text:style-name="T5">do row for edge in dataDicts</text:span></text:p></office:annotation><text:s/><text:text-input text:description="">edge['from']</text:text-input><text:text-input text:description=""/></text:p>
          </table:table-cell>
          <table:table-cell table:style-name="Table1.A2" office:value-type="string">
            <text:p text:style-name="P4"><text:text-input text:description="">edge['to']</text:text-input></text:p>
          </table:table-cell>
          <table:table-cell table:style-name="Table1.C2" office:value-type="string">
            <text:p text:style-name="P4"><text:text-input text:description="">edge['length']</text:text-input><office:annotation-end office:name="__Annotation__2722_2977325241"/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3T14:06:02.635000000</meta:creation-date>
    <dc:date>2018-06-03T15:14:09.077000000</dc:date>
    <meta:editing-duration>PT45M52S</meta:editing-duration>
    <meta:editing-cycles>17</meta:editing-cycles>
    <meta:generator>LibreOffice/6.0.4.2$Windows_X86_64 LibreOffice_project/9b0d9b32d5dcda91d2f1a96dc04c645c450872bf</meta:generator>
    <meta:document-statistic meta:table-count="1" meta:image-count="0" meta:object-count="0" meta:page-count="1" meta:paragraph-count="8" meta:word-count="25" meta:character-count="93" meta:non-whitespace-character-count="89"/>
  </office:meta>
</office:document-meta>
</file>